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2505" officeooo:paragraph-rsid="00152505"/>
    </style:style>
    <style:style style:name="P4" style:family="paragraph" style:parent-style-name="Standard" style:list-style-name="L1">
      <style:text-properties fo:language="en" fo:country="US" officeooo:rsid="00156164" officeooo:paragraph-rsid="00156164" fo:background-color="#66ff66"/>
    </style:style>
    <style:style style:name="P5" style:family="paragraph" style:parent-style-name="Standard" style:list-style-name="L2">
      <style:text-properties fo:language="en" fo:country="US" officeooo:rsid="0016a8d4" officeooo:paragraph-rsid="0016a8d4" fo:background-color="#66ff66"/>
    </style:style>
    <style:style style:name="P6" style:family="paragraph" style:parent-style-name="Standard" style:list-style-name="L2">
      <style:text-properties fo:language="en" fo:country="US" officeooo:rsid="00172740" officeooo:paragraph-rsid="00172740" fo:background-color="#66ff66"/>
    </style:style>
    <style:style style:name="P7" style:family="paragraph" style:parent-style-name="Standard" style:list-style-name="L1">
      <style:text-properties fo:language="en" fo:country="US" officeooo:rsid="001a4d7b" officeooo:paragraph-rsid="001a4d7b" fo:background-color="#66ff66"/>
    </style:style>
    <style:style style:name="P8" style:family="paragraph" style:parent-style-name="Standard" style:list-style-name="L1">
      <style:text-properties fo:language="en" fo:country="US" officeooo:rsid="001adf21" officeooo:paragraph-rsid="001adf21" fo:background-color="#66ff66"/>
    </style:style>
    <style:style style:name="P9" style:family="paragraph" style:parent-style-name="Standard" style:list-style-name="L1">
      <style:text-properties fo:language="en" fo:country="US" officeooo:rsid="0020f993" officeooo:paragraph-rsid="0020f993" fo:background-color="#66ff66"/>
    </style:style>
    <style:style style:name="P10" style:family="paragraph" style:parent-style-name="Standard" style:list-style-name="L2">
      <style:text-properties fo:language="en" fo:country="US" officeooo:rsid="00172740" officeooo:paragraph-rsid="00172740"/>
    </style:style>
    <style:style style:name="P11" style:family="paragraph" style:parent-style-name="Standard" style:list-style-name="L2">
      <style:text-properties fo:language="en" fo:country="US" officeooo:rsid="0018b459" officeooo:paragraph-rsid="0018b459"/>
    </style:style>
    <style:style style:name="P12" style:family="paragraph" style:parent-style-name="Standard" style:list-style-name="L1">
      <style:text-properties fo:language="en" fo:country="US" officeooo:rsid="001adf21" officeooo:paragraph-rsid="001adf21"/>
    </style:style>
    <style:style style:name="P13" style:family="paragraph" style:parent-style-name="Standard" style:list-style-name="L1">
      <style:text-properties fo:language="en" fo:country="US" officeooo:rsid="001f33ac" officeooo:paragraph-rsid="001f33ac"/>
    </style:style>
    <style:style style:name="P14" style:family="paragraph" style:parent-style-name="Standard" style:list-style-name="L1">
      <style:text-properties fo:language="en" fo:country="US" officeooo:rsid="00130e13" officeooo:paragraph-rsid="00130e13"/>
    </style:style>
    <style:style style:name="P15" style:family="paragraph" style:parent-style-name="Standard" style:list-style-name="L1">
      <style:text-properties fo:language="en" fo:country="US" officeooo:rsid="00247b62" officeooo:paragraph-rsid="00247b62"/>
    </style:style>
    <style:style style:name="P16" style:family="paragraph" style:parent-style-name="Standard" style:list-style-name="L1">
      <style:text-properties fo:language="en" fo:country="US" officeooo:rsid="002519dd" officeooo:paragraph-rsid="002519dd"/>
    </style:style>
    <style:style style:name="P17" style:family="paragraph" style:parent-style-name="Standard" style:list-style-name="L1">
      <style:text-properties fo:language="en" fo:country="US" officeooo:rsid="00254a34" officeooo:paragraph-rsid="00254a34"/>
    </style:style>
    <style:style style:name="P18" style:family="paragraph" style:parent-style-name="Standard" style:list-style-name="L1">
      <style:text-properties fo:language="en" fo:country="US" officeooo:rsid="002618cd" officeooo:paragraph-rsid="002618cd"/>
    </style:style>
    <style:style style:name="P19" style:family="paragraph" style:parent-style-name="Standard" style:list-style-name="L1">
      <style:text-properties fo:language="en" fo:country="US" officeooo:rsid="002710cc" officeooo:paragraph-rsid="002710cc"/>
    </style:style>
    <style:style style:name="P20" style:family="paragraph" style:parent-style-name="Standard" style:list-style-name="L1">
      <style:text-properties fo:language="en" fo:country="US" officeooo:rsid="0028ecd8" officeooo:paragraph-rsid="0028ecd8"/>
    </style:style>
    <style:style style:name="P21" style:family="paragraph" style:parent-style-name="Standard" style:list-style-name="L1">
      <style:text-properties fo:language="en" fo:country="US" officeooo:rsid="00290411" officeooo:paragraph-rsid="00290411"/>
    </style:style>
    <style:style style:name="P22" style:family="paragraph" style:parent-style-name="Standard" style:list-style-name="L1">
      <style:text-properties fo:language="en" fo:country="US" officeooo:rsid="002aa231" officeooo:paragraph-rsid="002aa231"/>
    </style:style>
    <style:style style:name="P23" style:family="paragraph" style:parent-style-name="Standard" style:list-style-name="L1">
      <style:text-properties fo:language="en" fo:country="US" officeooo:rsid="002ca1b0" officeooo:paragraph-rsid="002ca1b0"/>
    </style:style>
    <style:style style:name="P24" style:family="paragraph" style:parent-style-name="Standard" style:list-style-name="L2">
      <style:text-properties style:text-line-through-style="solid" style:text-line-through-type="single" fo:language="en" fo:country="US" officeooo:rsid="0016a8d4" officeooo:paragraph-rsid="0016a8d4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font-style="italic" fo:background-color="#66ff66" loext:char-shading-value="0" style:font-style-asian="italic" style:font-style-complex="italic"/>
    </style:style>
    <style:style style:name="T3" style:family="text">
      <style:text-properties fo:background-color="#66ff66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 Dec. 2018 </text:p>
      <text:p text:style-name="P3"/>
      <text:list xml:id="list1874822386" text:style-name="L1">
        <text:list-item>
          <text:p text:style-name="P4">20181201:</text:p>
          <text:list>
            <text:list-item>
              <text:p text:style-name="P4">NEXT:</text:p>
            </text:list-item>
          </text:list>
        </text:list-item>
      </text:list>
      <text:list xml:id="list2531273523" text:style-name="L2">
        <text:list-item>
          <text:list>
            <text:list-item>
              <text:list>
                <text:list-item>
                  <text:p text:style-name="P24">Change import statement to just import user_config rather than renaming it to config.</text:p>
                </text:list-item>
                <text:list-item>
                  <text:p text:style-name="P5"><text:span text:style-name="T5">Finish the latest changes where I wrapped up serial_config into a dict,</text:span> and get it to fully work and run in this configuration.</text:p>
                </text:list-item>
                <text:list-item>
                  <text:p text:style-name="P5">Port the whole application over to an object-oriented approach (fulfilling the todo at the top of serial_terminal.py). Get rid of ALL USES OF THE KEYWORD “global”!</text:p>
                </text:list-item>
                <text:list-item>
                  <text:p text:style-name="P10">EVENTUALLY: </text:p>
                  <text:list>
                    <text:list-item>
                      <text:p text:style-name="P10">Implement the up-arrow read-last-command feature while in the console (see the other todo about ¾ of the way down the file).</text:p>
                    </text:list-item>
                    <text:list-item>
                      <text:p text:style-name="P10">Implement a telnet feature of sorts so that I can do basic text-over-ethernet console type command/receive stuff.</text:p>
                    </text:list-item>
                    <text:list-item>
                      <text:p text:style-name="P10">Spawn up a new thread in a new module and start doing LIVE PLOTTING AND DATALOGGING of incoming data over serial—something like my Matlab live PPM plotter I did a long time ago that really sucked!--or something like the Arduino serial monitor/plotter. Make it a replacement for that essentially.</text:p>
                    </text:list-item>
                  </text:list>
                </text:list-item>
                <text:list-item>
                  <text:p text:style-name="P6">Add in CR/LF features as a user-configurable setting in user_config.py. I need to be able to easily change the line ending setting—exactly like you can do in Arduino: CR/LF/both.</text:p>
                </text:list-item>
                <text:list-item>
                  <text:p text:style-name="P11"><text:span text:style-name="T3">Add in the ability to log data FROM the user to the serial device too, not just from the device to the user. Make this a user setting in user_config.py. Begin each line from the user with a user-configurable string such as “</text:span><text:span text:style-name="T2">from user&gt;</text:span><text:span text:style-name="T3"> “, or something.</text:span></text:p>
                </text:list-item>
              </text:list>
            </text:list-item>
          </text:list>
        </text:list-item>
      </text:list>
      <text:list xml:id="list113716006793209" text:continue-list="list1874822386" text:style-name="L1">
        <text:list-item>
          <text:p text:style-name="P7">20181203:</text:p>
          <text:list>
            <text:list-item>
              <text:p text:style-name="P7">Make the simulated serial thing an input parameter option instead of a hard-coded option in the user_config.py file.</text:p>
            </text:list-item>
          </text:list>
        </text:list-item>
        <text:list-item>
          <text:p text:style-name="P8">20181205:</text:p>
          <text:list>
            <text:list-item>
              <text:p text:style-name="P12"><text:span text:style-name="T3">Print out the serial log file name again upon exit</text:span> (ie: after typing “exit” or whatever!). This will remind the user what their log file was where this data is stored, since it will likely have been a long time since they first saw the log file name printed out when they first started.</text:p>
            </text:list-item>
            <text:list-item>
              <text:p text:style-name="P13"><text:span text:style-name="T3">Add a timestamp to each serial line printed to the log file too</text:span>—indicating the computer time (in seconds perhaps?---do like the Arduino Serial Monitor!) each line was received over serial. This will be very helpful as well. Make this a user-configurable parameter in user_config.py or whatever too of course.</text:p>
            </text:list-item>
          </text:list>
        </text:list-item>
        <text:list-item>
          <text:p text:style-name="P9">20181206:</text:p>
          <text:list>
            <text:list-item>
              <text:p text:style-name="P9">Add proper try/catch type error handling to the program! When an error occurs, go to the cleanup section, which will close handles (ex: log file &amp; serial object). Currently, when errors occur (ex: when /dev/ttyUSB1 doesn’t exist), you aren’t gracefully handling things and closing the log file, so the log file gets corrupted the next time you run the program! This is a <text:span text:style-name="T4">bug</text:span> and needs to be fixed! I *think* properly closing the log file during a cleanup process in the event of an error, rather than just hard-quitting the program, will fix this bug.</text:p>
            </text:list-item>
          </text:list>
        </text:list-item>
        <text:list-item>
          <text:p text:style-name="P15">20190120:</text:p>
          <text:list>
            <text:list-item>
              <text:p text:style-name="P15">Go re-lign-up all of the self.printt() multi-line method calls!</text:p>
            </text:list-item>
            <text:list-item>
              <text:p text:style-name="P16">NEXT:</text:p>
              <text:list>
                <text:list-item>
                  <text:p text:style-name="P16"><text:soft-page-break/>git commit</text:p>
                </text:list-item>
                <text:list-item>
                  <text:p text:style-name="P17">start cleaning up code</text:p>
                </text:list-item>
                <text:list-item>
                  <text:p text:style-name="P18">implement try-except error checking</text:p>
                  <text:list>
                    <text:list-item>
                      <text:p text:style-name="P18">Try to capture error when serial device isn’t plugged in</text:p>
                    </text:list-item>
                    <text:list-item>
                      <text:p text:style-name="P18">Try to close the file and the serial port for any critical error, before terminating the application </text:p>
                    </text:list-item>
                  </text:list>
                </text:list-item>
                <text:list-item>
                  <text:p text:style-name="P19">Implement all of the stuff above</text:p>
                </text:list-item>
                <text:list-item>
                  <text:p text:style-name="P20">See if there’s an easy way to print out dictionaries instead of manually doing it!</text:p>
                </text:list-item>
                <text:list-item>
                  <text:p text:style-name="P21">Implement a run-time setting that allows toggling between printing raw bytes and ascii strings</text:p>
                </text:list-item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2">20190121:</text:p>
          <text:list>
            <text:list-item>
              <text:p text:style-name="P22">Add a PySerial version # to my program, to start tracking its version!</text:p>
            </text:list-item>
            <text:list-item>
              <text:p text:style-name="P23">Rename symbolic link and run code command from `serial_terminal` to `pyterm`</text:p>
            </text:list-item>
          </text:list>
        </text:list-item>
        <text:list-item>
          <text:p text:style-name="P14"/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  <text:list-item>
          <text:p text:style-name="P1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PyTerm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9-01-21T11:37:06.496864584</dc:date>
    <meta:editing-duration>P2DT23H24M13S</meta:editing-duration>
    <meta:editing-cycles>25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43" meta:word-count="620" meta:character-count="3438" meta:non-whitespace-character-count="2900"/>
  </office:meta>
</office:document-meta>
</file>